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officeooo:rsid="0015a22a" officeooo:paragraph-rsid="0015a22a"/>
    </style:style>
    <style:style style:name="P2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5a22a" officeooo:paragraph-rsid="0015a22a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b44b0" officeooo:paragraph-rsid="001b44b0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ca1fb" officeooo:paragraph-rsid="001ca1fb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e8ab6" officeooo:paragraph-rsid="001e8ab6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fcd18" officeooo:paragraph-rsid="001fcd18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normal" officeooo:rsid="001764f2" officeooo:paragraph-rsid="001764f2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normal" officeooo:rsid="0017874a" officeooo:paragraph-rsid="0017874a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normal" officeooo:rsid="001958c4" officeooo:paragraph-rsid="001958c4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normal" officeooo:rsid="001a966a" officeooo:paragraph-rsid="001a966a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normal" officeooo:rsid="001a966a" officeooo:paragraph-rsid="001b44b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bold" officeooo:rsid="001fcd18" officeooo:paragraph-rsid="001fcd18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bold" officeooo:rsid="0020c61f" officeooo:paragraph-rsid="0020c61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bold" officeooo:rsid="0021c518" officeooo:paragraph-rsid="0021c518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1fcd18" officeooo:paragraph-rsid="001fcd18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1fea44" officeooo:paragraph-rsid="001fea4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208638" officeooo:paragraph-rsid="00208638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20c61f" officeooo:paragraph-rsid="0020c61f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21c518" officeooo:paragraph-rsid="0021c51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color="#ff3333" fo:font-weight="normal" officeooo:rsid="0022d68d" officeooo:paragraph-rsid="0022d68d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officeooo:rsid="0015a22a" officeooo:paragraph-rsid="0015a22a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4b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8ab6" style:font-weight-asian="normal" style:font-weight-complex="normal"/>
    </style:style>
    <style:style style:name="T6" style:family="text">
      <style:text-properties officeooo:rsid="0017874a"/>
    </style:style>
    <style:style style:name="T7" style:family="text">
      <style:text-properties officeooo:rsid="001b44b0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1fea44" style:font-weight-asian="bold" style:font-weight-complex="bold"/>
    </style:style>
    <style:style style:name="T11" style:family="text">
      <style:text-properties fo:color="#000000" officeooo:rsid="001fea44"/>
    </style:style>
    <style:style style:name="T12" style:family="text">
      <style:text-properties fo:color="#000000" officeooo:rsid="00208638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style:use-window-font-color="true" officeooo:rsid="0021c5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|un processo e un programma in esecuzione, tavvolta noto anche come sezione di testo( comprende delle attivita corrente rappresentata da un contatore di programma e dai registri della cpu) normalmente comprende la sua pila(stack) con i dati temporanei+indirizzi di rientro e variabili locali. un processo puo includere un heap ,ossia memoria dinamicamente allocata durante l'esecuzione.</text:p>
      <text:p text:style-name="P1">un programma in se per se non è un processo ma un entita passiva,(come un contenuto su un disco che si avvia solo quando viene caricato in memoria ".exe e </text:p>
      <text:p text:style-name="P1">.out)</text:p>
      <text:p text:style-name="P1">Un processo puo avere diversi stati:</text:p>
      <text:p text:style-name="P1">1)<text:span text:style-name="T2">Nuovo=</text:span><text:span text:style-name="T4">Si crea il processo;</text:span></text:p>
      <text:p text:style-name="P1"><text:span text:style-name="T4">2)</text:span><text:span text:style-name="T2">Esecuzione =</text:span><text:span text:style-name="T4"> un unita di elaborazione esegue le istruzioni </text:span></text:p>
      <text:p text:style-name="P1"><text:span text:style-name="T4">3)</text:span><text:span text:style-name="T2">Attesa=</text:span><text:span text:style-name="T4">Il processo attende che si verifichi qualche evento</text:span></text:p>
      <text:p text:style-name="P1"><text:span text:style-name="T4">4)</text:span><text:span text:style-name="T2">pronto=</text:span><text:span text:style-name="T4">Il processo attende di essere assegnato </text:span></text:p>
      <text:p text:style-name="P1"><text:span text:style-name="T4">5)</text:span><text:span text:style-name="T2">Terminato=</text:span><text:span text:style-name="T4"> il processo ha finito</text:span></text:p>
      <text:p text:style-name="P2">QUESTE DEFINIZIONI SONO UN PO ARBITRARIE E VARIANO A SECONDO DEL SISTEMA OPERATIVO</text:p>
      <text:p text:style-name="P7">Ogni processo è rappresentato da un <text:span text:style-name="T2">PCB= PROCESS CONTROLL BLOCK </text:span><text:s/>o da un <text:span text:style-name="T2">TCB=tasck control block</text:span>;</text:p>
      <text:p text:style-name="P7">Un PCB <text:span text:style-name="T6">contiene molte informazioni a un processo specifico</text:span>:</text:p>
      <text:p text:style-name="P7">1= <text:span text:style-name="T2">Stato del processo <text:s text:c="3"/></text:span>2=<text:span text:style-name="T2"> Contatore di programma(</text:span>contiene l' indirizzo della succesiva istruzione da eseguire per tale processo</text:p>
      <text:p text:style-name="P8">3=<text:span text:style-name="T2">Registri cpu </text:span><text:s/>che variano in base all architettura di un calcolatore e uno stack point</text:p>
      <text:p text:style-name="P8">4=<text:span text:style-name="T2"> Inform Sullo Scheduling di CPU= </text:span></text:p>
      <text:p text:style-name="P8">5= <text:span text:style-name="T2">Informazioni sulla gestione della memoria </text:span></text:p>
      <text:p text:style-name="P8">6=<text:span text:style-name="T2">info . Di contabilizzazione delle risorse </text:span></text:p>
      <text:p text:style-name="P8">7=<text:span text:style-name="T2"> info sullo stato dell'I/O;</text:span></text:p>
      <text:p text:style-name="P9"><text:span text:style-name="T2">( Fino </text:span><text:s/>ad ora si sottintende un processo che si eseguiva in unico percorso <text:span text:style-name="T2">thread=Stringa </text:span><text:s/>cioe esegue una sola operazione alla volta)</text:p>
      <text:p text:style-name="P9"/>
      <text:p text:style-name="P10"><text:span text:style-name="T1">Multiprogrammazione</text:span>= disporre dell esecuzioni contemporanea di alcuni processi in modo da minimizzare l utilizzo della CPU</text:p>
      <text:p text:style-name="P10"/>
      <text:p text:style-name="P11"><text:span text:style-name="T2">SCHEDULER=</text:span> sele<text:span text:style-name="T7">z</text:span>ione un processo da eseguire dell insieme di quelli disponibili</text:p>
      <text:p text:style-name="P11"><text:span text:style-name="T3">Code dei processi=</text:span><text:span text:style-name="T7"> ogni processo e inserito in una coda di processi composta da tutti i processi del sistema, I processi </text:span><text:span text:style-name="T3">in MemoriaCentrale</text:span><text:span text:style-name="T7"> <text:s/>che sono pronti per essere eseguirti si trovano in </text:span><text:span text:style-name="T3">READY QUEUE= </text:span><text:span text:style-name="T7">coda dei processi pronti.--&gt; di solito come una lista concatenata con puntatori al primo e all ultimo </text:span><text:span text:style-name="T3">PCB</text:span><text:span text:style-name="T7"> </text:span></text:p>
      <text:p text:style-name="P3">CODA DEL DISPOSITIVO=<text:span text:style-name="T4"> coda dei processi che attendono la disponibilita di un particolare dispositivo</text:span></text:p>
      <text:p text:style-name="P4">Scheduler a lungo termine=<text:span text:style-name="T4">(job scheduler) sceglie i lavori da questo insieme e li carica in memoria,</text:span></text:p>
      <text:p text:style-name="P4"><text:span text:style-name="T4">controlla il </text:span>grado di multipropagazione<text:span text:style-name="T4"> =(numeri di processi presenti in memoria)</text:span></text:p>
      <text:p text:style-name="P4">Scheduler <text:s/>a breve termine / CPU=<text:span text:style-name="T4">fa l selezione tra i lavori pronti per l esecuzione e assegna la CPU a uno di loro.Seleziona frequentemente un nuovo processo per la CPU. Almeno 1 su 100 millisecondi.</text:span></text:p>
      <text:p text:style-name="P4">Processo con prevalenza I/O=<text:span text:style-name="T4">impiega il tempo nelle esecuzione di operazioni I/O</text:span></text:p>
      <text:p text:style-name="P4">Processo con prevalenza d'elaborazione= <text:span text:style-name="T4"><text:s/>impiega poco tempo con I/O ma nell esecuzione di operazioni;</text:span></text:p>
      <text:p text:style-name="P4"><text:s/>Scheduler a medio termine=<text:span text:style-name="T4"> serve perche a volte puo essere vantaggioso eliminare processi dalla memoria </text:span></text:p>
      <text:p text:style-name="P4">Swapping=<text:span text:style-name="T4">avvicendamento dei processi in memoria-</text:span><text:span text:style-name="T5">&gt; il processo viene rimosso e poi caricato in memo</text:span></text:p>
      <text:p text:style-name="P5"><text:span text:style-name="T4">ria;</text:span></text:p>
      <text:p text:style-name="P5">Cambio di contesto=<text:span text:style-name="T4">il programma dovra salvare in </text:span>contesto<text:span text:style-name="T4"> del processo corrente per poi poterlo ripristinare quanto possibile</text:span></text:p>
      <text:p text:style-name="P6">1=<text:span text:style-name="T4"> Salvataggio dello stato corrente della CPU,</text:span></text:p>
      <text:p text:style-name="P6">2=<text:span text:style-name="T4">Ripristino dello stato;</text:span></text:p>
      <text:p text:style-name="P12"><text:soft-page-break/><text:s text:c="77"/>OPERAZIONI SUI PROCESSI</text:p>
      <text:p text:style-name="P15"><text:span text:style-name="T8">Un Processo qaudo <text:s/>crea diventa e un </text:span><text:span text:style-name="T9">processo Genitore </text:span><text:span text:style-name="T8"><text:s/>che <text:s/>metre il processo che appena stato creato e il processo </text:span><text:span text:style-name="T9">Figlio</text:span><text:span text:style-name="T8"> <text:s/>ciascuono a sua vol</text:span><text:span text:style-name="T11">ta puo creare nuovi processi <text:s/>creado cosi un </text:span><text:span text:style-name="T10">heap.</text:span></text:p>
      <text:p text:style-name="P16"><text:span text:style-name="T8">Un processo viene identificato attraverso un </text:span><text:span text:style-name="T9">PID</text:span><text:span text:style-name="T8"> = identificatore del processo, si tratta solitamente di un numero intero .</text:span><text:span text:style-name="T12">Il processo genitore puo aver bisogno di ripartire le proprie risorse tra i suoi processi figli, oppure puo essere in grado di condividerne alcune .Limitando cosi un processo filgio o un processo genitore si puo far inmodo che non si sopraccarichi la cpu.</text:span></text:p>
      <text:p text:style-name="P17"><text:span text:style-name="T8">Quando un processo crea un nuovo proceso per quello che rigurada l'esecuzione ci sono due possibilita:</text:span></text:p>
      <text:p text:style-name="P17"><text:span text:style-name="T8">1=</text:span><text:span text:style-name="T9"> </text:span><text:span text:style-name="T8">Il processo genitore continua l 'esecuzione in modo concorrente con i propri processi figli.</text:span></text:p>
      <text:p text:style-name="P17"><text:span text:style-name="T8">2= il processo genitore attende che alcuni o tutti i suoi processi filgi terminino.</text:span></text:p>
      <text:p text:style-name="P18">FORCK() =<text:span text:style-name="T13">crea il nuovo processo( passa in eredita <text:s/>al figlio lo spazio degli indirizzi genitori).</text:span></text:p>
      <text:p text:style-name="P18"><text:span text:style-name="T14">Exexc()</text:span><text:span text:style-name="T13">= carica in memoria un file binario concellado l'immagine di memoria del programma contenente la stessa chiamata di sistema.</text:span></text:p>
      <text:p text:style-name="P13"><text:span text:style-name="T13">WAIT()=</text:span><text:span text:style-name="T15">per rimuovere se stesso dalla coda dei processi proti fino alla terminazione del figlio, quindi questo mette in attessa il processo <text:s/>genitorel.</text:span></text:p>
      <text:p text:style-name="P13"><text:span text:style-name="T13">Esempio creazione processo <text:s/></text:span><text:span text:style-name="T16">Separato usado la forck() -</text:span><text:span text:style-name="T13">Linguaggio C.</text:span></text:p>
      <text:p text:style-name="P13"><text:span text:style-name="T13"/></text:p>
      <text:p text:style-name="P13"><text:span text:style-name="T13">#include&lt; sys/typer.h&gt;</text:span></text:p>
      <text:p text:style-name="P13"><text:span text:style-name="T13">#include&lt;stdio.h&gt;</text:span></text:p>
      <text:p text:style-name="P13"><text:span text:style-name="T13">#include&lt;unistd.h&gt;</text:span></text:p>
      <text:p text:style-name="P13"><text:span text:style-name="T13">int <text:s/>main()</text:span></text:p>
      <text:p text:style-name="P13"><text:span text:style-name="T13">{ int pid;</text:span></text:p>
      <text:p text:style-name="P13"><text:span text:style-name="T13">/* Genera un nuovo processo,</text:span></text:p>
      <text:p text:style-name="P13"><text:span text:style-name="T13">pid=fork();</text:span></text:p>
      <text:p text:style-name="P13"><text:span text:style-name="T13">if(pid&lt;0) {</text:span></text:p>
      <text:p text:style-name="P13"><text:span text:style-name="T13">printf(" Errore : Generazione di un nuovo processo sbagliata)</text:span></text:p>
      <text:p text:style-name="P13"><text:span text:style-name="T13">}</text:span></text:p>
      <text:p text:style-name="P13"><text:span text:style-name="T13">else if</text:span></text:p>
      <text:p text:style-name="P13"><text:span text:style-name="T13">{ (pid==0) {</text:span></text:p>
      <text:p text:style-name="P13"><text:span text:style-name="T13">/*Processo figlio*/</text:span></text:p>
      <text:p text:style-name="P13"><text:span text:style-name="T13">execlp( "/bin/ls/", "ls", NULL);</text:span></text:p>
      <text:p text:style-name="P13"><text:span text:style-name="T13">}</text:span></text:p>
      <text:p text:style-name="P13"><text:span text:style-name="T13">else {/* processo genitore*/</text:span></text:p>
      <text:p text:style-name="P13"><text:span text:style-name="T13">/* il genitore attende il completamento del figlio*/</text:span></text:p>
      <text:p text:style-name="P13"><text:span text:style-name="T13">wait(NULL);</text:span></text:p>
      <text:p text:style-name="P13"><text:span text:style-name="T13">printf("</text:span><text:span text:style-name="T16">il processo figlio ha terminato ");</text:span></text:p>
      <text:p text:style-name="P13"><text:span text:style-name="T13">}</text:span></text:p>
      <text:p text:style-name="P14"><text:span text:style-name="T13">return 0;}</text:span></text:p>
      <text:p text:style-name="P14"><text:span text:style-name="T13">-------------------------------------------------------------------------------------------------------------------------------</text:span></text:p>
      <text:p text:style-name="P19"><text:span text:style-name="T13"><text:s/></text:span></text:p>
      <text:p text:style-name="P19"><text:span text:style-name="T14"><text:tab/><text:tab/><text:tab/><text:tab/>TERMINAZIONE DI UN PROCESSO</text:span></text:p>
      <text:p text:style-name="P19"><text:span text:style-name="T13">Un processo termina quando finisce l esecuzione e inoltra al sistema operativo la richiesta di essere cancellato usando la chiamata di sistema </text:span><text:span text:style-name="T14">exit()</text:span><text:span text:style-name="T13"> !</text:span></text:p>
      <text:p text:style-name="P20"><text:span text:style-name="T13">Un </text:span><text:span text:style-name="T14">Processo Genitore </text:span><text:span text:style-name="T13"><text:s/>puo terminare l esecuzione di un proprio figlio per diversi motivi:</text:span></text:p>
      <text:p text:style-name="P20"><text:span text:style-name="T13">1= il processo figlio ha ecceduto nell'uso di alcune tra le risorse che gli sono state assegnate . Cioee richiede che il processo genitore disponga di un sistema che esamini lo stato dei propri processi</text:span></text:p>
      <text:p text:style-name="P20"><text:span text:style-name="T13">2= Il compito assegnato non e piu richiesto </text:span></text:p>
      <text:p text:style-name="P20"><text:span text:style-name="T13">3=il processo genitore termina e il sistema operativo non blocca il figlio. <text:s/></text:span><text:span text:style-name="T14">VMS-&gt; Sistema Operativo</text:span></text:p>
      <text:p text:style-name="P20"><text:span text:style-name="T14">che effetua una terminazione a Casc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61cm" style:type="center"/>
          <style:tab-stop style:position="16.72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="none" style:shadow="none" text:number-lines="false" text:line-number="0">
        <style:tab-stops>
          <style:tab-stop style:position="8.361cm" style:type="center"/>
          <style:tab-stop style:position="16.72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cm" fo:margin-left="2.302cm" fo:margin-right="1.97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1S</meta:editing-duration>
    <meta:editing-cycles>3</meta:editing-cycles>
    <meta:generator>LibreOffice/5.1.1.3$Windows_x86 LibreOffice_project/89f508ef3ecebd2cfb8e1def0f0ba9a803b88a6d</meta:generator>
    <dc:date>2016-04-05T13:30:58.983000000</dc:date>
    <meta:document-statistic meta:table-count="0" meta:image-count="0" meta:object-count="0" meta:page-count="2" meta:paragraph-count="74" meta:word-count="853" meta:character-count="5721" meta:non-whitespace-character-count="4829"/>
    <meta:user-defined meta:name="Info 1"/>
    <meta:user-defined meta:name="Info 2"/>
    <meta:user-defined meta:name="Info 3"/>
    <meta:user-defined meta:name="Info 4"/>
  </office:meta>
</office:document-meta>
</file>